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1pt"/>
    </style:style>
    <style:style style:name="co2" style:family="table-column">
      <style:table-column-properties fo:break-before="auto" style:column-width="177.76pt"/>
    </style:style>
    <style:style style:name="co3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61.51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Gam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Submitted By</text:p>
          </table:table-cell>
          <table:table-cell table:style-name="ce6" office:value-type="string" calcext:value-type="string">
            <text:p>Added</text:p>
          </table:table-cell>
          <table:table-cell table:style-name="ce6" office:value-type="string" calcext:value-type="string">
            <text:p>Updated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1080° Snowboarding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000400 00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800917F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8009182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800917F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8009182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Aero Gauge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0096C9D 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096C9E 0032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Army Men Air Combat (US):</text:p>
          </table:table-cell>
          <table:table-cell/>
          <table:table-cell table:style-name="ce5" office:value-type="string" calcext:value-type="string">
            <text:p>mdmx 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00BFE5D 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0BFE8D 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0BFE5E 00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0BFE8E 0032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Banjo-Kazooie (USA) (Rev A)</text:p>
          </table:table-cell>
          <table:table-cell table:style-name="ce5"/>
          <table:table-cell table:style-name="ce5" office:value-type="string" calcext:value-type="string">
            <text:p>Fandangos</text:p>
          </table:table-cell>
          <table:table-cell table:style-name="ce8" office:value-type="date" office:date-value="2016-02-09" calcext:value-type="date">
            <text:p>2/9/2016</text:p>
          </table:table-cell>
          <table:table-cell/>
          <table:table-cell table:style-name="ce7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802761FD 0000</text:p>
          </table:table-cell>
          <table:table-cell table:style-name="ce5" table:number-columns-repeated="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802761FE 00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27622D 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027622E 003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anjo Kazooie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00400 00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24C628 1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2874C4 1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2D3F80 24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770F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7712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770F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7712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anjo-Tooie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7-01-17" calcext:value-type="date">
            <text:p>1/17/201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00302 0002 (M)</text:p>
          </table:table-cell>
          <table:table-cell table:style-name="ce5" office:value-type="string" calcext:value-type="string">
            <text:p>this code makes barely a difference because the game is already pretty shar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100030E 0005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414E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414EE 0033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4151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4151E 003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attletanx Global Assault (PAL):</text:p>
          </table:table-cell>
          <table:table-cell table:style-name="ce5" office:value-type="string" calcext:value-type="string">
            <text:p>push GS button to activate code during a mission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81228B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1228E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last Corps (PAL):</text:p>
          </table:table-cell>
          <table:table-cell table:style-name="ce5" office:value-type="string" calcext:value-type="string">
            <text:p><text:s/>I recommend NOT to enter the first 2 lines of codes, because this will result in horrible dithering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82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85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82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85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Blast Corp (US):</text:p>
          </table:table-cell>
          <table:table-cell table:style-name="ce5" office:value-type="string" calcext:value-type="string">
            <text:p>The dithering is pretty bad</text:p>
          </table:table-cell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D2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D5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D2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306D5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Blast Dozer (JPN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130706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30706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3070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30709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omberman Hero (PAL):</text:p>
          </table:table-cell>
          <table:table-cell/>
          <table:table-cell table:style-name="ce5" office:value-type="string" calcext:value-type="string">
            <text:p>mdmx </text:p>
          </table:table-cell>
          <table:table-cell table:style-name="ce8" office:value-type="date" office:date-value="2016-02-18" calcext:value-type="date">
            <text:p>2/18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4B5B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4B5E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4B5B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4B5E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Buck Bumble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2EC4D 0000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2EC7D 0000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2EC4E 0032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2EC7E 0032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Castlevania Legacy of Darkness (PAL):</text:p>
          </table:table-cell>
          <table:table-cell table:style-name="ce5" office:value-type="string" calcext:value-type="string">
            <text:p>code does only work in low resolution mod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10" calcext:value-type="date">
            <text:p>3/10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BCA8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BCAB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BCA8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BCAB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Castlevania (USA) (Rev B)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A28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28CE 0033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28F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28FE 003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hameleon Twist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11524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1527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1524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1527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Conker's Bad Fur Day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2C0D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2C10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2C0D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2C10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Cruis'n Exotica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47A0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5354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535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5354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535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Cruis'n USA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13AD9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3ADC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ruis'n USA V1.2 (US):</text:p>
          </table:table-cell>
          <table:table-cell table:style-name="ce5" office:value-type="string" calcext:value-type="string">
            <text:p>Dithering filter is already disabled</text:p>
          </table:table-cell>
          <table:table-cell table:style-name="ce5" office:value-type="string" calcext:value-type="string">
            <text:p>a_gizmo</text:p>
          </table:table-cell>
          <table:table-cell table:style-name="ce9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13ADC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3ADF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ruis'n World (PAL):</text:p>
          </table:table-cell>
          <table:table-cell table:style-name="ce5" office:value-type="string" calcext:value-type="string">
            <text:p>does only work when Code-Generator is activ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2AD400 0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2FE5E0 1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4CFA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4CFD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4CFA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4CFD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Daikatana (JP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18FB8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ADE4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ADE7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ADE4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1ADE7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Daikatana (PAL):</text:p>
          </table:table-cell>
          <table:table-cell table:style-name="ce5" office:value-type="string" calcext:value-type="string">
            <text:p>does only work when Code Generator is activ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18FB80 24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ADF5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ADF8D 0000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1ADF5E 0032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801ADF8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iddy Kong Racing v1.0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00400 00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F1024FC0 1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24FC2 0002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5F97C 1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5F97E 0004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481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484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481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484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onald Duck Quack Attack (PAL):</text:p>
          </table:table-cell>
          <table:table-cell table:style-name="ce5" office:value-type="string" calcext:value-type="string">
            <text:p>code does only work without Expansion Pak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B6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6A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6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6A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Donkey Kong 64 (USA):</text:p>
          </table:table-cell>
          <table:table-cell/>
          <table:table-cell table:style-name="ce5" office:value-type="string" calcext:value-type="string">
            <text:p>DoctorPain99</text:p>
          </table:table-cell>
          <table:table-cell table:style-name="ce8" office:value-type="date" office:date-value="2016-02-26" calcext:value-type="date">
            <text:p>2/26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1013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1013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1016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1016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Dr. Mario 64 (US):</text:p>
          </table:table-cell>
          <table:table-cell table:style-name="ce5" office:value-type="string" calcext:value-type="string">
            <text:p>2D Game - Might not make a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0D2E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07E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081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07E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081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Duke Nukem Zero Hour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E3D8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E3DBD 0000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E3D8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00E3DBE 0032</text:p>
          </table:table-cell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4" office:value-type="string" calcext:value-type="string">
            <text:p>Duke Nukem 64 (PAL)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8" calcext:value-type="date">
            <text:p>2/8/2016</text:p>
          </table:table-cell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11021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1021C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10219E 33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1021CE 33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F-Zero X (PAL):</text:p>
          </table:table-cell>
          <table:table-cell table:style-name="ce5" office:value-type="string" calcext:value-type="string">
            <text:p>game is already pretty sharp, so this code won't make a huge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67000 00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582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585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F-Zero X (JPN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D301E 3202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10D304E 320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Forsaken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28E5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28E5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Goldeneye (NTSC)</text:p>
          </table:table-cell>
          <table:table-cell/>
          <table:table-cell table:style-name="ce5" office:value-type="string" calcext:value-type="string">
            <text:p>Retro Computing &amp; Gaming</text:p>
          </table:table-cell>
          <table:table-cell table:style-name="ce8" office:value-type="date" office:date-value="2016-08-25" calcext:value-type="date">
            <text:p>8/25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27FE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27FE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2801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2801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Goldeneye (PAL)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2316C 0000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102316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231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2319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Hexen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6A42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6A42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Hot Wheels Turbo Racing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7-01-17" calcext:value-type="date">
            <text:p>1/17/201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E4D20 24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FC89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FC89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FC8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FC8C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Hydro Thunder (PAL):</text:p>
          </table:table-cell>
          <table:table-cell table:style-name="ce5" office:value-type="string" calcext:value-type="string">
            <text:p>game is already pretty sharp, so this code won't make a huge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2500C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2679A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679D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Jet Force Gemini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80AA13D 0000</text:p>
          </table:table-cell>
          <table:table-cell table:style-name="ce5" office:value-type="string" calcext:value-type="string">
            <text:p>push GS button to activate cod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880AA16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0AA13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0AA16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Lylatwars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00480 0000 </text:p>
          </table:table-cell>
          <table:table-cell table:style-name="ce5" office:value-type="string" calcext:value-type="string">
            <text:p>(required, otherwise cartridge won't boot)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8AA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8AD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Mario Kart 64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EB51C 0000</text:p>
          </table:table-cell>
          <table:table-cell table:number-columns-repeated="3"/>
          <table:table-cell table:style-name="ce7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10EB51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B54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B54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ario Kart 64 (USA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EB3D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B3D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B40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B40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icro Machines (US):</text:p>
          </table:table-cell>
          <table:table-cell table:style-name="ce5" office:value-type="string" calcext:value-type="string">
            <text:p>picture flickers when using a GameShark, but it's fine when using a Xplorer64.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90C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90C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90F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90FE 3216</text:p>
          </table:table-cell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Mission Impossible (PAL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04E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051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04E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9051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ulti Racing Championship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09B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09E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09B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09E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Mystical Ninja 2 (JP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39B8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39BB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39B8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39BB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Mystical Ninja Starring Goemon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7B14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7B17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7B14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7B17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Nascar 99 (US):</text:p>
          </table:table-cell>
          <table:table-cell/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4C19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C1C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C19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C1C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NBA Hangtime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C14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C1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C14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C1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Perfect Dark (PAL):</text:p>
          </table:table-cell>
          <table:table-cell table:style-name="ce5" office:value-type="string" calcext:value-type="string">
            <text:p>requires GS v3.3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F75C000 00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56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59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56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59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Pilotwings 64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24C19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9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C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Pilot Wings 64 (US):</text:p>
          </table:table-cell>
          <table:table-cell/>
          <table:table-cell table:style-name="ce5" office:value-type="string" calcext:value-type="string">
            <text:p>a_gizmo</text:p>
          </table:table-cell>
          <table:table-cell table:style-name="ce9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24C11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4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1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4C14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Pokemon Snap (USA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42E5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42E5E 021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42E8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42E8E 02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Pokemon Snap (USA):</text:p>
          </table:table-cell>
          <table:table-cell table:style-name="ce5"/>
          <table:table-cell table:style-name="ce5" office:value-type="string" calcext:value-type="string">
            <text:p>saturnu</text:p>
          </table:table-cell>
          <table:table-cell table:style-name="ce8" office:value-type="date" office:date-value="2016-05-19" calcext:value-type="date">
            <text:p>5/1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00400 0000</text:p>
          </table:table-cell>
          <table:table-cell table:style-name="ce5" office:value-type="string" calcext:value-type="string">
            <text:p>Master Code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F103D8A0 24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2e5c 0000</text:p>
          </table:table-cell>
          <table:table-cell table:style-name="ce5" office:value-type="string" calcext:value-type="string">
            <text:p>silhouette AA off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2e5e 021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2e8c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2e8e 021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875c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875e 021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87ac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487ae 021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Polaris Snow Cross (US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86F5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6F8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6F5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6F8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Puyo Puyo Party (JP):</text:p>
          </table:table-cell>
          <table:table-cell table:style-name="ce5" office:value-type="string" calcext:value-type="string">
            <text:p>2D Game - Might not make a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D293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376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379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Rayman 2 (PAL):</text:p>
          </table:table-cell>
          <table:table-cell table:style-name="ce5" office:value-type="string" calcext:value-type="string">
            <text:p>code does only work without Expansion Pak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B5D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60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5D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60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Rainbow Six (PAL):</text:p>
          </table:table-cell>
          <table:table-cell table:style-name="ce5" office:value-type="string" calcext:value-type="string">
            <text:p>load first level and then push GS button to activate cod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8086C4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086C4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086C7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8086C7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ocket Robot on Wheels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7-01-17" calcext:value-type="date">
            <text:p>1/17/201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98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198C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ush 2049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7-01-17" calcext:value-type="date">
            <text:p>1/17/201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2C40E 0033</text:p>
          </table:table-cell>
          <table:table-cell table:style-name="ce5" office:value-type="string" calcext:value-type="string">
            <text:p>this code makes barely a difference because the game is already pretty shar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8002C43E 003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ush 2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BA4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4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Rush 2 Extreme Racing USA (US):</text:p>
          </table:table-cell>
          <table:table-cell/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BA4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4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BA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an Francisco Rush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1AB9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ABC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AB9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1ABC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nowboard Kids (PAL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E056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056E 320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05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059E 320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hadowgate 64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3-10" calcext:value-type="date">
            <text:p>3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9E05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B9A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B9D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B9A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B9D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hadowman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2772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2775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2772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2775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in &amp; Punishment (JP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3-10" calcext:value-type="date">
            <text:p>3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4615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C0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C3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C0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60C3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mash 64 (USA)</text:p>
          </table:table-cell>
          <table:table-cell table:style-name="ce5" office:value-type="string" calcext:value-type="string">
            <text:p>Jorgasms</text:p>
          </table:table-cell>
          <table:table-cell table:style-name="ce5"/>
          <table:table-cell table:style-name="ce8" office:value-type="date" office:date-value="2016-03-26" calcext:value-type="date">
            <text:p>3/26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3D55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3D55E 021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3D58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3D58E 021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nowboard Kids 2 (JP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B95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B98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B95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B98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tar Fox 64 (USA v1.0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C3A6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C3A6E 320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C3A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C3A9E 320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tar Soldier Vanishing Earth (JP):</text:p>
          </table:table-cell>
          <table:table-cell table:style-name="ce5" office:value-type="string" calcext:value-type="string">
            <text:p>game is already pretty sharp, so this code won't make a huge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81F1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1F4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1F1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81F4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tar Wars Episode 1 Racer (US):</text:p>
          </table:table-cell>
          <table:table-cell table:style-name="ce5" office:value-type="string" calcext:value-type="string">
            <text:p>code does only work without Expansion Pak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A7EF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7F2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7EF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A7F2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tar Wars Shadows of the Empire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E910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913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910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E913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tar Wars Rogue Squadron (US):</text:p>
          </table:table-cell>
          <table:table-cell/>
          <table:table-cell table:style-name="ce5" office:value-type="string" calcext:value-type="string">
            <text:p>a_gizmo</text:p>
          </table:table-cell>
          <table:table-cell table:style-name="ce9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t required. Dithering filter is already disabled and AA is set to "resamp only"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uper Mario 64 (JPN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3348BC 0000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813348B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3348E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3348EE 3216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 office:value-type="string" calcext:value-type="string">
            <text:p>Super Mario 64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302E8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02EB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02E8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302EBE 0032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 office:value-type="string" calcext:value-type="string">
            <text:p>Super Mario 64 (US):</text:p>
          </table:table-cell>
          <table:table-cell/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3359C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359F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359C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359F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uper Mario 64 Shindou Edition (JP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316D7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16DAD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16D7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316DAE 0032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Super Smash Bros. (PAL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3DB3C 0000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8103DB3E 021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3DB6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3DB6E 02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Tetris 64 (JP):</text:p>
          </table:table-cell>
          <table:table-cell table:style-name="ce5" office:value-type="string" calcext:value-type="string">
            <text:p>2D Game - Might not make a difference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08" calcext:value-type="date">
            <text:p>3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4919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91C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919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491C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op Gear Rally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2A7DC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2A7DF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2A7DCE 0033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2A7DFE 0033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urok 2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B9D2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B9D5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B9D2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B9D5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Turok 3 (US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11062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1065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1062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11065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Twisted Edge Snowboarding (PAL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83BA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83BA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Wave Race 64 Rumble Pak Edition (JP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EAA6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AA9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AA6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AA9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Wave Race 64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EA79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A7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A79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EA7C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Wipeout 64 (PAL):</text:p>
          </table:table-cell>
          <table:table-cell table:style-name="ce5"/>
          <table:table-cell table:style-name="ce5" office:value-type="string" calcext:value-type="string">
            <text:p>mdmx</text:p>
          </table:table-cell>
          <table:table-cell table:style-name="ce8" office:value-type="date" office:date-value="2016-02-11" calcext:value-type="date">
            <text:p>2/11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976F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976F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Wave Race 64 (US):</text:p>
          </table:table-cell>
          <table:table-cell table:style-name="ce5"/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E8DD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8E0D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8DD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E8E0E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Wayne Gretzky 3D Hockey '98 (US):</text:p>
          </table:table-cell>
          <table:table-cell table:style-name="ce5"/>
          <table:table-cell table:style-name="ce5" office:value-type="string" calcext:value-type="string">
            <text:p>a_gizmo</text:p>
          </table:table-cell>
          <table:table-cell table:style-name="ce8" office:value-type="date" office:date-value="2016-06-18" calcext:value-type="date">
            <text:p>6/1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0CFF55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FF85 0000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FF56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00CFF86 0032</text:p>
          </table:table-cell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Yoshi's Story (PAL):</text:p>
          </table:table-cell>
          <table:table-cell table:style-name="ce5" office:value-type="string" calcext:value-type="string">
            <text:p>If you don't like the dithering effect just remove the lines of code which ends with 0000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000400 0000 </text:p>
          </table:table-cell>
          <table:table-cell table:style-name="ce5" office:value-type="string" calcext:value-type="string">
            <text:p>(required, otherwise cartridge won't boot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800AC29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C2C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C29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AC2C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Zelda: Ocarina of Time (J/U v1.2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069E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9E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A1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A1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Zelda: Ocarina of Time 1.1 (USA/JP):</text:p>
          </table:table-cell>
          <table:table-cell/>
          <table:table-cell table:style-name="ce5" office:value-type="string" calcext:value-type="string">
            <text:p>DoctorPain99</text:p>
          </table:table-cell>
          <table:table-cell table:style-name="ce8" office:value-type="date" office:date-value="2016-02-26" calcext:value-type="date">
            <text:p>2/26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0646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46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49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49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Zelda: Ocarina of Time (PAL v1.0):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style-name="ce8" office:value-type="date" office:date-value="2016-02-18" calcext:value-type="date">
            <text:p>2/18/20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10004E4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E000000 0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8E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8E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91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691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Zelda: Majora's Mask (USA):</text:p>
          </table:table-cell>
          <table:table-cell/>
          <table:table-cell table:style-name="ce5" office:value-type="string" calcext:value-type="string">
            <text:p>DoctorPain99</text:p>
          </table:table-cell>
          <table:table-cell table:style-name="ce8" office:value-type="date" office:date-value="2016-02-26" calcext:value-type="date">
            <text:p>2/26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9806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9806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9809C 0000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8109809E 3216</text:p>
          </table:table-cell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Zelda: Majora's Mask (PAL)</text:p>
          </table:table-cell>
          <table:table-cell/>
          <table:table-cell table:style-name="ce5" office:value-type="string" calcext:value-type="string">
            <text:p>xdaniel</text:p>
          </table:table-cell>
          <table:table-cell table:style-name="ce8" office:value-type="date" office:date-value="2016-02-08" calcext:value-type="date">
            <text:p>2/8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109811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11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14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14E 32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Zelda: Majora's Mask (PAL v1.1):</text:p>
          </table:table-cell>
          <table:table-cell table:style-name="ce5" office:value-type="string" calcext:value-type="string">
            <text:p>requires GS v3.3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10" calcext:value-type="date">
            <text:p>3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10969C0 2400 (M)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F000220 0000 (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25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28C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25E 321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9828E 3216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OTHER PATCH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IPL4ROM (for Blue Debug 64DD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2949A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49D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49A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49DE 0032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 office:value-type="string" calcext:value-type="string">
            <text:p>IPLROM (Retail 64DD):</text:p>
          </table:table-cell>
          <table:table-cell/>
          <table:table-cell table:style-name="ce5" office:value-type="string" calcext:value-type="string">
            <text:p>mdmx</text:p>
          </table:table-cell>
          <table:table-cell table:style-name="ce8" office:value-type="date" office:date-value="2016-04-23" calcext:value-type="date">
            <text:p>4/23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802955B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55E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55B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2955EE 00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onkey Kong 64 (PAL):</text:p>
          </table:table-cell>
          <table:table-cell table:style-name="ce5" office:value-type="string" calcext:value-type="string">
            <text:p>Why so many?</text:p>
          </table:table-cell>
          <table:table-cell table:style-name="ce5" office:value-type="string" calcext:value-type="string">
            <text:p>mdmx</text:p>
          </table:table-cell>
          <table:table-cell table:style-name="ce8" office:value-type="date" office:date-value="2016-03-10" calcext:value-type="date">
            <text:p>3/10/2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ust Be On (M):</text:p>
          </table:table-cell>
          <table:table-cell table:style-name="ce5" office:value-type="string" calcext:value-type="string">
            <text:p>(M) is a so called 'Enable' code. Without it, the game won't start.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1000204 27B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06 FFE4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08 AFA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0a 0014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0C AFA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0e 001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0 3C1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2 A05F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4 375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6 3E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8 3C0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a A07C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C 350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1e 5C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0 241B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2 004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4 8D0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6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8 237B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a FFFF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C AF4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2e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0 210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2 0004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4 1F6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6 FFFB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8 235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a 0004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C 8FA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3e 001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0 8FA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2 0014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4 27B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6 001C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8 3C1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a A05F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C 375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4e 3E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50 034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52 000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54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1000256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4 3C1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6 A05F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8 375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A 3E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C 034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0E 0008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10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1000212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ther filter &amp; AA off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1036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1039D 0000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1036E 003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8001039E 0032</text:p>
          </table:table-cell>
          <table:table-cell table:number-columns-repeated="1023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2" meta:object-count="0"/>
    <meta:generator>LibreOfficeDev/5.1.0.3$Linux_X86_64 LibreOffice_project/</meta:generator>
  </office:meta>
</office:document-meta>
</file>